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18cm solid #000000"/>
    </style:style>
    <style:style style:name="podHeader" style:family="table-cell">
      <style:table-cell-properties fo:padding="0.1cm" fo:border="0.018cm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CS2" style:family="table-cell">
      <style:table-cell-properties fo:border="0.018cm solid #000000" fo:padding="0.023cm"/>
    </style:style>
    <style:style style:name="Table14585744101359.1" style:family="table-column">
      <style:table-column-properties style:rel-column-width="32767*"/>
    </style:style>
    <style:style style:name="Table14585744101359.2" style:family="table-column">
      <style:table-column-properties style:rel-column-width="32767*"/>
    </style:style>
    <style:style style:name="Table14585744101323.1" style:family="table-column">
      <style:table-column-properties style:rel-column-width="65534*"/>
    </style:style>
    <style:style style:name="Table14585744101328.1" style:family="table-column">
      <style:table-column-properties style:rel-column-width="13254*"/>
    </style:style>
    <style:style style:name="Table14585744101328.2" style:family="table-column">
      <style:table-column-properties style:rel-column-width="26508*"/>
    </style:style>
    <style:style style:name="Table14585744101328.3" style:family="table-column">
      <style:table-column-properties style:rel-column-width="25771*"/>
    </style:style>
    <style:style style:name="Table145857441013100" style:family="table" style:parent-style-name="podTable">
      <style:table-properties style:width="17.59cm" style:rel-width="100%" table:table-align="left" table:align="left"/>
    </style:style>
    <style:style style:name="CS4" style:family="table-cell">
      <style:table-cell-properties fo:border="0.018cm solid #000000" fo:background-color="#FFCC33" fo:padding="0.113cm"/>
    </style:style>
    <style:style style:name="CS6" style:family="table-cell">
      <style:table-cell-properties fo:border="0.018cm solid #000000" fo:background-color="#eb9eb9" fo:padding="0.113cm"/>
    </style:style>
    <style:style style:name="CS8" style:family="table-cell">
      <style:table-cell-properties fo:border="0.018cm solid #000000" fo:background-color="#008000" fo:padding="0.113cm"/>
    </style:style>
    <style:style style:name="Table145857441013100.1" style:family="table-column">
      <style:table-column-properties style:rel-column-width="65534*"/>
    </style:style>
    <style:style style:name="CS10" style:family="table-cell">
      <style:table-cell-properties fo:border="0.018cm solid #000000" fo:background-color="#e6e6e6" fo:padding="0cm"/>
    </style:style>
    <style:style style:name="CS13" style:family="table-cell">
      <style:table-cell-properties fo:border="0.018cm solid #000000" fo:padding="0cm"/>
    </style:style>
    <style:style style:name="Table1458574410131.1" style:family="table-column">
      <style:table-column-properties style:rel-column-width="12754*"/>
    </style:style>
    <style:style style:name="Table1458574410131.2" style:family="table-column">
      <style:table-column-properties style:rel-column-width="2199*"/>
    </style:style>
    <style:style style:name="Table1458574410131.3" style:family="table-column">
      <style:table-column-properties style:rel-column-width="2199*"/>
    </style:style>
    <style:style style:name="Table1458574410131.4" style:family="table-column">
      <style:table-column-properties style:rel-column-width="2199*"/>
    </style:style>
    <style:style style:name="Table1458574410131.5" style:family="table-column">
      <style:table-column-properties style:rel-column-width="2199*"/>
    </style:style>
    <style:style style:name="Table1458574410131.6" style:family="table-column">
      <style:table-column-properties style:rel-column-width="2199*"/>
    </style:style>
    <style:style style:name="Table1458574410131.7" style:family="table-column">
      <style:table-column-properties style:rel-column-width="2199*"/>
    </style:style>
    <style:style style:name="Table1458574410131.8" style:family="table-column">
      <style:table-column-properties style:rel-column-width="2199*"/>
    </style:style>
    <style:style style:name="Table1458574410131.9" style:family="table-column">
      <style:table-column-properties style:rel-column-width="2199*"/>
    </style:style>
    <style:style style:name="Table1458574410131.10" style:family="table-column">
      <style:table-column-properties style:rel-column-width="2199*"/>
    </style:style>
    <style:style style:name="Table1458574410131.11" style:family="table-column">
      <style:table-column-properties style:rel-column-width="2199*"/>
    </style:style>
    <style:style style:name="Table1458574410131.12" style:family="table-column">
      <style:table-column-properties style:rel-column-width="2199*"/>
    </style:style>
    <style:style style:name="Table1458574410131.13" style:family="table-column">
      <style:table-column-properties style:rel-column-width="2199*"/>
    </style:style>
    <style:style style:name="Table1458574410131.14" style:family="table-column">
      <style:table-column-properties style:rel-column-width="2199*"/>
    </style:style>
    <style:style style:name="Table1458574410131.15" style:family="table-column">
      <style:table-column-properties style:rel-column-width="2199*"/>
    </style:style>
    <style:style style:name="Table1458574410131.16" style:family="table-column">
      <style:table-column-properties style:rel-column-width="2199*"/>
    </style:style>
    <style:style style:name="Table1458574410131.17" style:family="table-column">
      <style:table-column-properties style:rel-column-width="2199*"/>
    </style:style>
    <style:style style:name="Table1458574410131.18" style:family="table-column">
      <style:table-column-properties style:rel-column-width="2199*"/>
    </style:style>
    <style:style style:name="Table1458574410131.19" style:family="table-column">
      <style:table-column-properties style:rel-column-width="2199*"/>
    </style:style>
    <style:style style:name="Table1458574410131.20" style:family="table-column">
      <style:table-column-properties style:rel-column-width="2199*"/>
    </style:style>
    <style:style style:name="Table1458574410131.21" style:family="table-column">
      <style:table-column-properties style:rel-column-width="2199*"/>
    </style:style>
    <style:style style:name="Table1458574410131.22" style:family="table-column">
      <style:table-column-properties style:rel-column-width="2199*"/>
    </style:style>
    <style:style style:name="Table1458574410131.23" style:family="table-column">
      <style:table-column-properties style:rel-column-width="2199*"/>
    </style:style>
    <style:style style:name="Table1458574410131.24" style:family="table-column">
      <style:table-column-properties style:rel-column-width="2199*"/>
    </style:style>
    <style:style style:name="Table1458574410131.25" style:family="table-column">
      <style:table-column-properties style:rel-column-width="2199*"/>
    </style:style>
    <style:style style:name="Table14585744101490" style:family="table" style:parent-style-name="podTable">
      <style:table-properties style:width="17.59cm" style:rel-width="100%" table:table-align="left" table:align="left"/>
    </style:style>
    <style:style style:name="CS16" style:family="table-cell">
      <style:table-cell-properties fo:padding="0.1cm" fo:border="none"/>
    </style:style>
    <style:style style:name="Table14585744101413.1" style:family="table-column">
      <style:table-column-properties style:rel-column-width="32767*"/>
    </style:style>
    <style:style style:name="Table14585744101413.2" style:family="table-column">
      <style:table-column-properties style:rel-column-width="32767*"/>
    </style:style>
    <style:style style:name="T1" style:family="text">
      <style:text-properties style:font-name-asian="Mincho" style:font-name="Nimbus Sans L" style:font-name-complex="Tahoma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Table test.</text:p>
      <table:table table:name="Table14585744101328" table:style-name="podTable">
        <table:table-column table:style-name="Table14585744101328.1"/>
        <table:table-column table:style-name="Table14585744101328.2"/>
        <table:table-column table:style-name="Table14585744101328.3"/>
        <table:table-row>
          <table:table-cell table:style-name="podCell">
            <text:p text:style-name="podCellContent">Table 1<text:line-break/></text:p>
          </table:table-cell>
          <table:table-cell table:style-name="podCell" table:number-columns-spanned="2">
            <text:p text:style-name="podCellContent">aaaaa<text:line-break/></text:p>
          </table:table-cell>
        </table:table-row>
        <table:table-row>
          <table:table-cell table:style-name="podCell">
            <text:p text:style-name="podCellContent">zzz<text:line-break/></text:p>
          </table:table-cell>
          <table:table-cell table:style-name="podCell">
            <table:table table:name="Table14585744101359" table:style-name="podTable">
              <table:table-column table:style-name="Table14585744101359.1"/>
              <table:table-column table:style-name="Table14585744101359.2"/>
              <table:table-row>
                <table:table-cell table:style-name="CS2">
                  <text:p text:style-name="CS1">SubTableA</text:p>
                </table:table-cell>
                <table:table-cell table:style-name="CS2">
                  <text:p text:style-name="podCellContent">SubTableB</text:p>
                </table:table-cell>
              </table:table-row>
              <table:table-row>
                <table:table-cell table:style-name="CS2">
                  <text:p text:style-name="podCellContent">SubTableC</text:p>
                </table:table-cell>
                <table:table-cell table:style-name="CS2">
                  <text:p text:style-name="podCellContent">SubTableD</text:p>
                </table:table-cell>
              </table:table-row>
            </table:table>
          </table:table-cell>
          <table:table-cell table:style-name="podCell">
            <text:p text:style-name="podCellContent"><text:span text:style-name="podBold">Hello</text:span> blabla</text:p>
            <table:table table:name="Table14585744101323" table:style-name="podTable">
              <table:table-column table:style-name="Table14585744101323.1"/>
              <table:table-row>
                <table:table-cell table:style-name="podCell">
                  <text:p text:style-name="podCellContent">SubTableOneRowOneColumn</text:p>
                </table:table-cell>
              </table:table-row>
            </table:table>
            <text:p/>
          </table:table-cell>
        </table:table-row>
        <table:table-row>
          <table:table-cell table:style-name="podCell">
            <text:p text:style-name="podCellContent">Within a <text:span text:style-name="podBold">para</text:span>graph</text:p>
          </table:table-cell>
          <table:table-cell table:style-name="podCell">
            <text:p text:style-name="podCellContent"><text:span text:style-name="podBold">Hello</text:span> non bold</text:p>
          </table:table-cell>
          <table:table-cell table:style-name="podCell">
            <text:p text:style-name="podCellContent">Hello <text:span text:style-name="podBold">bold</text:span> not bold</text:p>
          </table:table-cell>
        </table:table-row>
      </table:table>
      <text:p/>
      <table:table table:name="Table145857441013100" table:style-name="Table145857441013100">
        <table:table-column table:style-name="Table145857441013100.1"/>
        <table:table-row>
          <table:table-cell table:style-name="CS4">
            <text:p text:style-name="CS3">Fond en RVB et texte vert</text:p>
          </table:table-cell>
        </table:table-row>
        <table:table-row>
          <table:table-cell table:style-name="CS6">
            <text:p text:style-name="CS5">Dans un &lt;p&gt; fond en # et texte bleu</text:p>
          </table:table-cell>
        </table:table-row>
        <table:table-row>
          <table:table-cell table:style-name="CS8">
            <text:p text:style-name="CS7">Fond en HTML color et texte gris</text:p>
          </table:table-cell>
        </table:table-row>
      </table:table>
      <text:p/>
      <table:table table:name="Table1458574410131" table:style-name="podTable">
        <table:table-column table:style-name="Table1458574410131.1"/>
        <table:table-column table:style-name="Table1458574410131.2"/>
        <table:table-column table:style-name="Table1458574410131.3"/>
        <table:table-column table:style-name="Table1458574410131.4"/>
        <table:table-column table:style-name="Table1458574410131.5"/>
        <table:table-column table:style-name="Table1458574410131.6"/>
        <table:table-column table:style-name="Table1458574410131.7"/>
        <table:table-column table:style-name="Table1458574410131.8"/>
        <table:table-column table:style-name="Table1458574410131.9"/>
        <table:table-column table:style-name="Table1458574410131.10"/>
        <table:table-column table:style-name="Table1458574410131.11"/>
        <table:table-column table:style-name="Table1458574410131.12"/>
        <table:table-column table:style-name="Table1458574410131.13"/>
        <table:table-column table:style-name="Table1458574410131.14"/>
        <table:table-column table:style-name="Table1458574410131.15"/>
        <table:table-column table:style-name="Table1458574410131.16"/>
        <table:table-column table:style-name="Table1458574410131.17"/>
        <table:table-column table:style-name="Table1458574410131.18"/>
        <table:table-column table:style-name="Table1458574410131.19"/>
        <table:table-column table:style-name="Table1458574410131.20"/>
        <table:table-column table:style-name="Table1458574410131.21"/>
        <table:table-column table:style-name="Table1458574410131.22"/>
        <table:table-column table:style-name="Table1458574410131.23"/>
        <table:table-column table:style-name="Table1458574410131.24"/>
        <table:table-column table:style-name="Table1458574410131.25"/>
        <table:table-row>
          <table:table-cell table:style-name="CS10">
            <text:p text:style-name="CS9">Température</text:p>
          </table:table-cell>
          <table:table-cell table:style-name="CS10" table:number-columns-spanned="2">
            <text:p><text:span text:style-name="CS11">Janvier</text:span></text:p>
          </table:table-cell>
          <table:table-cell table:style-name="CS10" table:number-columns-spanned="2">
            <text:p><text:span text:style-name="CS11">Février</text:span></text:p>
          </table:table-cell>
          <table:table-cell table:style-name="CS10" table:number-columns-spanned="2">
            <text:p><text:span text:style-name="CS11">Mars</text:span></text:p>
          </table:table-cell>
          <table:table-cell table:style-name="CS10" table:number-columns-spanned="2">
            <text:p><text:span text:style-name="CS11">Avril</text:span></text:p>
          </table:table-cell>
          <table:table-cell table:style-name="CS10" table:number-columns-spanned="2">
            <text:p><text:span text:style-name="CS11">Mai</text:span></text:p>
          </table:table-cell>
          <table:table-cell table:style-name="CS10" table:number-columns-spanned="2">
            <text:p><text:span text:style-name="CS11">Juin</text:span></text:p>
          </table:table-cell>
          <table:table-cell table:style-name="CS10" table:number-columns-spanned="2">
            <text:p><text:span text:style-name="CS11">Juillet</text:span></text:p>
          </table:table-cell>
          <table:table-cell table:style-name="CS10" table:number-columns-spanned="2">
            <text:p><text:span text:style-name="CS11">Août</text:span></text:p>
          </table:table-cell>
          <table:table-cell table:style-name="CS10" table:number-columns-spanned="2">
            <text:p><text:span text:style-name="CS11">Septembre</text:span></text:p>
          </table:table-cell>
          <table:table-cell table:style-name="CS10" table:number-columns-spanned="2">
            <text:p><text:span text:style-name="CS11">Octobre</text:span></text:p>
          </table:table-cell>
          <table:table-cell table:style-name="CS10" table:number-columns-spanned="2">
            <text:p><text:span text:style-name="CS11">Novembre</text:span></text:p>
          </table:table-cell>
          <table:table-cell table:style-name="CS10" table:number-columns-spanned="2">
            <text:p><text:span text:style-name="CS11">Décembre</text:span></text:p>
          </table:table-cell>
        </table:table-row>
        <table:table-row>
          <table:table-cell table:style-name="CS13" table:number-rows-spanned="5">
            <text:p text:style-name="CS12">Les cinq mois les plus chauds</text:p>
          </table:table-cell>
          <table:table-cell table:style-name="CS13">
            <text:p text:style-name="podCellContent"><text:span text:style-name="CS14">1975</text:span></text:p>
          </table:table-cell>
          <table:table-cell table:style-name="CS13">
            <text:p text:style-name="podCellContent"><text:span text:style-name="CS14">6.3</text:span></text:p>
          </table:table-cell>
          <table:table-cell table:style-name="CS13">
            <text:p text:style-name="podCellContent"><text:span text:style-name="CS14">1990</text:span></text:p>
          </table:table-cell>
          <table:table-cell table:style-name="CS13">
            <text:p text:style-name="podCellContent"><text:span text:style-name="CS14">7.9</text:span></text:p>
          </table:table-cell>
          <table:table-cell table:style-name="CS13">
            <text:p text:style-name="podCellContent"><text:span text:style-name="CS14">1991</text:span></text:p>
          </table:table-cell>
          <table:table-cell table:style-name="CS13">
            <text:p text:style-name="podCellContent"><text:span text:style-name="CS14">9.5</text:span></text:p>
          </table:table-cell>
          <table:table-cell table:style-name="CS13">
            <text:p text:style-name="podCellContent"><text:span text:style-name="CS14">1987</text:span></text:p>
          </table:table-cell>
          <table:table-cell table:style-name="CS13">
            <text:p text:style-name="podCellContent"><text:span text:style-name="CS14">11.9</text:span></text:p>
          </table:table-cell>
          <table:table-cell table:style-name="CS13">
            <text:p text:style-name="podCellContent"><text:span text:style-name="CS15">1947</text:span></text:p>
          </table:table-cell>
          <table:table-cell table:style-name="CS13">
            <text:p text:style-name="podCellContent"><text:span text:style-name="CS14">15.8</text:span></text:p>
          </table:table-cell>
          <table:table-cell table:style-name="CS13">
            <text:p text:style-name="podCellContent"><text:span text:style-name="CS14">1976</text:span></text:p>
          </table:table-cell>
          <table:table-cell table:style-name="CS13">
            <text:p text:style-name="podCellContent"><text:span text:style-name="CS14">19.3</text:span></text:p>
          </table:table-cell>
          <table:table-cell table:style-name="CS13">
            <text:p text:style-name="podCellContent"><text:span text:style-name="CS14">1994</text:span></text:p>
          </table:table-cell>
          <table:table-cell table:style-name="CS13">
            <text:p text:style-name="podCellContent"><text:span text:style-name="CS14">21.8</text:span></text:p>
          </table:table-cell>
          <table:table-cell table:style-name="CS13">
            <text:p text:style-name="podCellContent"><text:span text:style-name="CS14">1997</text:span></text:p>
          </table:table-cell>
          <table:table-cell table:style-name="CS13">
            <text:p text:style-name="podCellContent"><text:span text:style-name="CS14">21.2</text:span></text:p>
          </table:table-cell>
          <table:table-cell table:style-name="CS13">
            <text:p text:style-name="podCellContent"><text:span text:style-name="CS14">1949</text:span></text:p>
          </table:table-cell>
          <table:table-cell table:style-name="CS13">
            <text:p text:style-name="podCellContent"><text:span text:style-name="CS14">17.7</text:span></text:p>
          </table:table-cell>
          <table:table-cell table:style-name="CS13">
            <text:p text:style-name="podCellContent"><text:span text:style-name="CS14">1921</text:span></text:p>
          </table:table-cell>
          <table:table-cell table:style-name="CS13">
            <text:p text:style-name="podCellContent"><text:span text:style-name="CS14">14.0</text:span></text:p>
          </table:table-cell>
          <table:table-cell table:style-name="CS13">
            <text:p text:style-name="podCellContent"><text:span text:style-name="CS14">1994</text:span></text:p>
          </table:table-cell>
          <table:table-cell table:style-name="CS13">
            <text:p text:style-name="podCellContent"><text:span text:style-name="CS14">10.4</text:span></text:p>
          </table:table-cell>
          <table:table-cell table:style-name="CS13">
            <text:p text:style-name="podCellContent"><text:span text:style-name="CS14">1934</text:span></text:p>
          </table:table-cell>
          <table:table-cell table:style-name="CS13">
            <text:p text:style-name="podCellContent"><text:span text:style-name="CS14">7.5</text:span></text:p>
          </table:table-cell>
        </table:table-row>
      </table:table>
      <table:table table:name="Table14585744101490" table:style-name="Table14585744101490"/>
      <text:p/>
      <table:table table:name="Table14585744101413" table:style-name="podTable">
        <table:table-column table:style-name="Table14585744101413.1"/>
        <table:table-column table:style-name="Table14585744101413.2"/>
        <table:table-row>
          <table:table-cell table:style-name="CS16">
            <text:p text:style-name="podCellContent">A table</text:p>
          </table:table-cell>
          <table:table-cell table:style-name="CS16">
            <text:p text:style-name="podCellContent">without</text:p>
          </table:table-cell>
        </table:table-row>
        <table:table-row>
          <table:table-cell table:style-name="CS16" table:number-columns-spanned="2">
            <text:p text:style-name="CS17">b o r d e r</text:p>
          </table:table-cell>
        </table:table-row>
      </table:table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AppyStandard" style:display-name="Appy Standard" style:family="paragraph" style:class="text" style:master-page-name="" style:parent-style-name="Standard">
      <style:paragraph-properties fo:margin-left="0cm" fo:margin-right="0cm" fo:margin-top="0.05cm" fo:margin-bottom="0.10cm" fo:text-indent="0cm" style:auto-text-indent="false" style:page-number="auto"/>
    </style:style>
    <style:style style:name="ParaKWN" style:family="paragraph" style:class="text" style:master-page-name="" style:parent-style-name="Appy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Standard" style:list-style-name="podBulletedList"/>
    <style:style style:name="podNumberItem" style:family="paragraph" style:parent-style-name="AppyStandard" style:list-style-name="podNumberedList"/>
    <style:style style:name="podBulletItemKeepWithNext" style:family="paragraph" style:parent-style-name="AppyStandard" style:list-style-name="podBulletedList">
      <style:paragraph-properties fo:keep-with-next="always"/>
    </style:style>
    <style:style style:name="podNumberItemKeepWithNext" style:family="paragraph" style:parent-style-name="Appy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Appy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CS1" style:family="paragraph" style:parent-style-name="podCellContent">
      <style:text-properties fo:font-size="75%"/>
    </style:style>
    <style:style style:name="CS3" style:family="paragraph" style:parent-style-name="podCellContent">
      <style:text-properties fo:color="#54C221"/>
    </style:style>
    <style:style style:name="CS5" style:family="paragraph" style:parent-style-name="podCellContent">
      <style:text-properties fo:color="#205c90"/>
    </style:style>
    <style:style style:name="CS7" style:family="paragraph" style:parent-style-name="podCellContent">
      <style:text-properties fo:color="#808080"/>
    </style:style>
    <style:style style:name="CS9" style:family="paragraph" style:parent-style-name="podCellContent">
      <style:text-properties fo:font-size="0.226cm"/>
    </style:style>
    <style:style style:name="CS11" style:family="text">
      <style:text-properties fo:font-size="0.226cm"/>
    </style:style>
    <style:style style:name="CS12" style:family="paragraph" style:parent-style-name="podCellContent">
      <style:text-properties fo:font-size="0.204cm"/>
    </style:style>
    <style:style style:name="CS14" style:family="text">
      <style:text-properties fo:font-size="0.204cm"/>
    </style:style>
    <style:style style:name="CS15" style:family="text">
      <style:text-properties fo:color="#ff0000" fo:font-size="0.204cm"/>
    </style:style>
    <style:style style:name="CS17" style:family="paragraph" style:parent-style-name="podCellContent">
      <style:paragraph-properties fo:text-align="center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02-20T16:17:37</dc:date>
    <dc:language>en-US</dc:language>
    <meta:editing-cycles>15</meta:editing-cycles>
    <meta:editing-duration>PT1H53M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3" meta:character-count="69"/>
  </office:meta>
</office:document-meta>
</file>